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/>
    <style:font-face style:name="Consolas" svg:font-family="Consolas, Menlo, Monaco, 'Lucida Console', 'Liberation Mono', 'DejaVu Sans Mono', 'Bitstream Vera Sans Mono', 'Courier New', monospace, sans-serif"/>
    <style:font-face style:name="OpenSymbol" svg:font-family="OpenSymbol"/>
    <style:font-face style:name="Tahoma1" svg:font-family="Tahoma"/>
    <style:font-face style:name="Verdana" svg:font-family="Verdan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">
      <style:paragraph-properties style:text-autospace="none"/>
    </style:style>
    <style:style style:name="P14" style:family="paragraph" style:parent-style-name="Preformatted_20_Text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16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T1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000000" style:font-name="Consolas1" fo:font-size="9.5pt" style:text-underline-style="none" fo:font-weight="normal" style:font-name-asian="Consolas1" style:font-size-asian="9.5pt" style:font-weight-asian="normal" style:font-name-complex="Consolas1" style:font-size-complex="9.5pt" style:font-weight-complex="normal"/>
    </style:style>
    <style:style style:name="T8" style:family="text">
      <style:text-properties fo:color="#8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" style:family="text">
      <style:text-properties fo:color="#808000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ff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ff00ff" style:font-name="Courier New" fo:font-size="10pt" style:font-name-asian="Courier New" style:font-size-asian="10pt" style:font-name-complex="Courier New" style:font-size-complex="10pt"/>
    </style:style>
    <style:style style:name="T12" style:family="text">
      <style:text-properties fo:color="#8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3" style:family="text">
      <style:text-properties fo:font-variant="normal" fo:text-transform="none" fo:color="#00b1ac" style:font-name="Verdana" fo:font-size="18pt" fo:font-style="normal"/>
    </style:style>
    <style:style style:name="T14" style:family="text">
      <style:text-properties fo:font-variant="normal" fo:text-transform="none" fo:color="#00b1ac" style:font-name="Verdana" fo:font-size="12pt" fo:font-style="normal" style:font-size-asian="12pt" style:font-size-complex="12pt"/>
    </style:style>
    <style:style style:name="T15" style:family="text">
      <style:text-properties fo:font-variant="normal" fo:text-transform="none" fo:color="#000000" style:font-name="Verdana" fo:font-size="18pt" fo:font-style="normal"/>
    </style:style>
    <style:style style:name="T16" style:family="text">
      <style:text-properties fo:font-variant="normal" fo:text-transform="none" fo:color="#000000" style:font-name="Verdana" fo:font-size="12pt" fo:font-style="normal" style:font-size-asian="12pt" style:font-size-complex="12pt"/>
    </style:style>
    <style:style style:name="T17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18" style:family="text">
      <style:text-properties fo:font-variant="normal" fo:text-transform="none" fo:color="#101094" style:font-name="inherit" fo:font-size="9.75pt" fo:letter-spacing="normal" fo:font-style="normal" fo:background-color="#eff0f1"/>
    </style:style>
    <style:style style:name="T19" style:family="text">
      <style:text-properties fo:font-variant="normal" fo:text-transform="none" fo:color="#303336" style:font-name="Consolas" fo:font-size="9.75pt" fo:letter-spacing="normal" fo:font-style="normal" fo:font-weight="normal" fo:background-color="#eff0f1"/>
    </style:style>
    <style:style style:name="T20" style:family="text">
      <style:text-properties fo:font-variant="normal" fo:text-transform="none" fo:color="#303336" style:font-name="Consolas" fo:font-size="9.75pt" fo:letter-spacing="normal" fo:font-style="normal" fo:background-color="#eff0f1"/>
    </style:style>
    <style:style style:name="T21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22" style:family="text">
      <style:text-properties fo:font-variant="normal" fo:text-transform="none" fo:color="#303336" style:font-name="inherit" fo:font-size="9.75pt" fo:letter-spacing="normal" fo:font-style="normal" fo:background-color="#eff0f1"/>
    </style:style>
    <style:style style:name="T23" style:family="text">
      <style:text-properties fo:font-variant="normal" fo:text-transform="none" fo:color="#303336" fo:letter-spacing="normal" fo:background-color="#eff0f1"/>
    </style:style>
    <style:style style:name="T24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27" style:family="text">
      <style:text-properties fo:color="#a31515" style:font-name="Consolas1" fo:font-size="9.5pt" style:text-underline-style="none" fo:font-weight="normal" style:font-name-asian="Consolas1" style:font-size-asian="9.5pt" style:font-weight-asian="normal" style:font-name-complex="Consolas1" style:font-size-complex="9.5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ilenstein 1</text:p>
      <text:p text:style-name="P3"/>
      <text:p text:style-name="P3"/>
      <text:list xml:id="list5054242989187707902" text:style-name="L1">
        <text:list-item>
          <text:p text:style-name="P10">Die class card eignet sich perfekt für die aneinanderreihung von Bildern</text:p>
        </text:list-item>
        <text:list-item>
          <text:p text:style-name="P10">fieldset hat anfangs unergründlich nicht funktioniert</text:p>
        </text:list-item>
        <text:list-item>
          <text:p text:style-name="P10">manche html methoden wie fieldset sind besser als borders mit css zu erstellen</text:p>
        </text:list-item>
      </text:list>
      <text:p text:style-name="P1"/>
      <text:p text:style-name="P1"/>
      <text:p text:style-name="P4">Links 1.2</text:p>
      <text:list xml:id="list4520005260072694490" text:style-name="L2">
        <text:list-item>
          <text:p text:style-name="P11">7 weitere Detail.html seiten anlegen</text:p>
        </text:list-item>
        <text:list-item>
          <text:p text:style-name="P11">- diese mit dem jeweiligen Inhalt für die Gerichte füllen</text:p>
        </text:list-item>
      </text:list>
      <text:p text:style-name="P1"/>
      <text:p text:style-name="P4">Formular-Elemente 1.6</text:p>
      <text:p text:style-name="P1"/>
      <text:p text:style-name="P5">&lt;select name="Namen"&gt;</text:p>
      <text:p text:style-name="P5"><text:s/>&lt;optgroup label="Namen mit A"&gt;</text:p>
      <text:p text:style-name="P5"><text:s/><text:tab/>&lt;option label="Anna"&gt;Anna&lt;/option&gt; </text:p>
      <text:p text:style-name="P5"><text:s/><text:tab/>&lt;option label="Achim"&gt;Achim&lt;/option&gt; </text:p>
      <text:p text:style-name="P5"><text:s/><text:tab/>&lt;option label="August" disabled&gt;August&lt;/option&gt; </text:p>
      <text:p text:style-name="P5"><text:s/>&lt;/optgroup&gt; </text:p>
      <text:p text:style-name="P6">&lt;/select&gt;</text:p>
      <text:p text:style-name="P1"/>
      <text:p text:style-name="P1">&lt;option divider&gt;&lt;/option&gt;</text:p>
      <text:p text:style-name="P1"/>
      <text:p text:style-name="P2">Meilenstein 2</text:p>
      <text:p text:style-name="P7"/>
      <text:p text:style-name="P8"/>
      <text:p text:style-name="P8">1:1,1:N Relationen</text:p>
      <text:p text:style-name="P8"><text:span text:style-name="T1">FOREIGN</text:span><text:span text:style-name="T5"> </text:span><text:span text:style-name="T1">KEY</text:span><text:span text:style-name="T3">(</text:span><text:span text:style-name="T9">MahlzeitenID</text:span><text:span text:style-name="T3">)</text:span><text:span text:style-name="T5"> </text:span><text:span text:style-name="T1">REFERENCES</text:span><text:span text:style-name="T5"> </text:span><text:span text:style-name="T11">Mahlzeiten</text:span><text:span text:style-name="T3">(</text:span><text:span text:style-name="T9">ID</text:span><text:span text:style-name="T3">)</text:span></text:p>
      <text:p text:style-name="P8"><text:span text:style-name="T1"/></text:p>
      <text:p text:style-name="P8">N:M Relationen als kreuztabelle</text:p>
      <text:p text:style-name="P8"><text:span text:style-name="T1">CREATE</text:span><text:span text:style-name="T5"> </text:span><text:span text:style-name="T1">TABLE</text:span><text:span text:style-name="T5"> </text:span><text:span text:style-name="T9">FHAngehörigeXFachbereiche</text:span><text:span text:style-name="T3">(</text:span></text:p>
      <text:p text:style-name="P13"><text:span text:style-name="T10">Fachbereiche</text:span><text:span text:style-name="T4"> </text:span><text:span text:style-name="T12">INT</text:span><text:span text:style-name="T4"> </text:span><text:span text:style-name="T12">UNSIGNED</text:span><text:span text:style-name="T2">,</text:span></text:p>
      <text:p text:style-name="P13"><text:span text:style-name="T8">FHAngehörige</text:span><text:span text:style-name="T4"> </text:span><text:span text:style-name="T12">INT</text:span><text:span text:style-name="T4"> </text:span><text:span text:style-name="T12">UNSIGNED</text:span><text:span text:style-name="T2">,</text:span></text:p>
      <text:p text:style-name="P13"><text:span text:style-name="T1">FOREIGN</text:span><text:span text:style-name="T4"> </text:span><text:span text:style-name="T1">KEY</text:span><text:span text:style-name="T4"> </text:span><text:span text:style-name="T2">(</text:span><text:span text:style-name="T10">Fachbereiche</text:span><text:span text:style-name="T2">)</text:span><text:span text:style-name="T4"> </text:span><text:span text:style-name="T1">REFERENCES</text:span><text:span text:style-name="T4"> </text:span><text:span text:style-name="T10">Fachbereiche</text:span><text:span text:style-name="T2">(</text:span><text:span text:style-name="T8">ID</text:span><text:span text:style-name="T2">),</text:span></text:p>
      <text:p text:style-name="P13"><text:span text:style-name="T4"><text:tab/></text:span><text:span text:style-name="T1">FOREIGN</text:span><text:span text:style-name="T4"> </text:span><text:span text:style-name="T1">KEY</text:span><text:span text:style-name="T4"> </text:span><text:span text:style-name="T2">(</text:span><text:span text:style-name="T8">FHAngehörige</text:span><text:span text:style-name="T2">)</text:span><text:span text:style-name="T4"> </text:span><text:span text:style-name="T1">REFERENCES</text:span><text:span text:style-name="T4"> </text:span><text:span text:style-name="T8">FHAngehörige</text:span><text:span text:style-name="T2">(</text:span><text:span text:style-name="T8">ID</text:span><text:span text:style-name="T2">)</text:span></text:p>
      <text:p text:style-name="P8"/>
      <text:p text:style-name="P8">Tabellen Constraint:</text:p>
      <text:p text:style-name="P8">-beziehen sich auf gesamte tabelle <text:s/>primary key spaltenset <text:s text:c="2"/>foreign key <text:s/>check auf spaltenwerte</text:p>
      <text:p text:style-name="P8">Spalten Constraint:</text:p>
      <text:p text:style-name="P8">-beziehen sich nur auf spalte <text:s/>not null primary key <text:s/>unique <text:s/>references <text:s/>check</text:p>
      <text:p text:style-name="P8">Welche Constraints dienen welchem Zweck?</text:p>
      <text:p text:style-name="P1"><text:span text:style-name="T25">-NOT NULL</text:span><text:span text:style-name="T14"><text:line-break/></text:span><text:span text:style-name="T16">Spaltenwert darf nicht NULL werden<text:line-break/>-Primary key</text:span><text:span text:style-name="T14"><text:line-break/></text:span><text:span text:style-name="T16">Spalte wird als Primärschlüssel verwendet (einzelnes Attribut)<text:line-break/>-unique</text:span><text:span text:style-name="T14"><text:line-break/></text:span><text:span text:style-name="T16">Spaltenwert muss eindeutig sein<text:line-break/>-references</text:span><text:span text:style-name="T14"><text:line-break/></text:span><text:span text:style-name="T16">Spalte wird als Fremdschlüssel verwendet<text:line-break/>-check</text:span><text:span text:style-name="T14"><text:line-break/></text:span><text:span text:style-name="T16">benutzerdefinierbare Bedingungen auf Spaltenwerte<text:line-break/></text:span></text:p>
      <text:p text:style-name="P8"><text:soft-page-break/></text:p>
      <text:p text:style-name="P8"/>
      <text:p text:style-name="P8"/>
      <text:p text:style-name="P8"/>
      <text:p text:style-name="P8">ENUM als CHECK Constraint</text:p>
      <text:p text:style-name="P1"><text:span text:style-name="T25">-</text:span><text:span text:style-name="Source_20_Text"><text:span text:style-name="T17">CREATE</text:span></text:span><text:span text:style-name="Source_20_Text"><text:span text:style-name="T19"> </text:span></text:span><text:span text:style-name="Source_20_Text"><text:span text:style-name="T21">TYPE valid_colors </text:span></text:span><text:span text:style-name="Source_20_Text"><text:span text:style-name="T17">AS</text:span></text:span><text:span text:style-name="Source_20_Text"><text:span text:style-name="T19"> </text:span></text:span><text:span text:style-name="Source_20_Text"><text:span text:style-name="T21">ENUM (</text:span></text:span><text:span text:style-name="Source_20_Text"><text:span text:style-name="T24">'red'</text:span></text:span><text:span text:style-name="Source_20_Text"><text:span text:style-name="T21">,</text:span></text:span><text:span text:style-name="Source_20_Text"><text:span text:style-name="T19"> </text:span></text:span><text:span text:style-name="Source_20_Text"><text:span text:style-name="T24">'green'</text:span></text:span><text:span text:style-name="Source_20_Text"><text:span text:style-name="T21">,</text:span></text:span><text:span text:style-name="Source_20_Text"><text:span text:style-name="T19"> </text:span></text:span><text:span text:style-name="Source_20_Text"><text:span text:style-name="T24">'blue'</text:span></text:span><text:span text:style-name="Source_20_Text"><text:span text:style-name="T21">);</text:span></text:span></text:p>
      <text:p text:style-name="P16"/>
      <text:p text:style-name="P15"><text:span text:style-name="Source_20_Text"><text:span text:style-name="T17">CREATE</text:span></text:span><text:span text:style-name="Source_20_Text"><text:span text:style-name="T19"> </text:span></text:span><text:span text:style-name="Source_20_Text"><text:span text:style-name="T17">TABLE</text:span></text:span><text:span text:style-name="Source_20_Text"><text:span text:style-name="T19"> </text:span></text:span><text:span text:style-name="Source_20_Text"><text:span text:style-name="T21">t (</text:span></text:span></text:p>
      <text:p text:style-name="P16"><text:span text:style-name="Source_20_Text"><text:span text:style-name="T23"><text:s text:c="4"/></text:span></text:span><text:span text:style-name="Source_20_Text"><text:span text:style-name="T21">color VALID_COLORS</text:span></text:span></text:p>
      <text:p text:style-name="P15"><text:span text:style-name="Source_20_Text"><text:span text:style-name="T21">);</text:span></text:span></text:p>
      <text:p text:style-name="P14"><text:span text:style-name="Source_20_Text"><text:span text:style-name="T18">CREATE</text:span></text:span><text:span text:style-name="Source_20_Text"><text:span text:style-name="T20"> </text:span></text:span><text:span text:style-name="Source_20_Text"><text:span text:style-name="T18">TABLE</text:span></text:span><text:span text:style-name="Source_20_Text"><text:span text:style-name="T20"> </text:span></text:span><text:span text:style-name="Source_20_Text"><text:span text:style-name="T22">t (</text:span></text:span></text:p>
      <text:p text:style-name="P15"><text:span text:style-name="Source_20_Text"><text:span text:style-name="T23"><text:s text:c="4"/></text:span></text:span><text:span text:style-name="Source_20_Text"><text:span text:style-name="T21">colors TEXT </text:span></text:span><text:span text:style-name="Source_20_Text"><text:span text:style-name="T17">CHECK</text:span></text:span><text:span text:style-name="Source_20_Text"><text:span text:style-name="T19"> </text:span></text:span><text:span text:style-name="Source_20_Text"><text:span text:style-name="T21">(colors </text:span></text:span><text:span text:style-name="Source_20_Text"><text:span text:style-name="T17">IN</text:span></text:span><text:span text:style-name="Source_20_Text"><text:span text:style-name="T19"> </text:span></text:span><text:span text:style-name="Source_20_Text"><text:span text:style-name="T21">(</text:span></text:span><text:span text:style-name="Source_20_Text"><text:span text:style-name="T24">'red'</text:span></text:span><text:span text:style-name="Source_20_Text"><text:span text:style-name="T21">,</text:span></text:span><text:span text:style-name="Source_20_Text"><text:span text:style-name="T19"> </text:span></text:span><text:span text:style-name="Source_20_Text"><text:span text:style-name="T24">'green'</text:span></text:span><text:span text:style-name="Source_20_Text"><text:span text:style-name="T21">,</text:span></text:span><text:span text:style-name="Source_20_Text"><text:span text:style-name="T19"> </text:span></text:span><text:span text:style-name="Source_20_Text"><text:span text:style-name="T24">'blue'</text:span></text:span><text:span text:style-name="Source_20_Text"><text:span text:style-name="T21">))</text:span></text:span></text:p>
      <text:p text:style-name="P15"><text:span text:style-name="Source_20_Text"><text:span text:style-name="T21">);</text:span></text:span></text:p>
      <text:p text:style-name="P8"/>
      <text:p text:style-name="P8"/>
      <text:p text:style-name="P8"/>
      <text:p text:style-name="P8">-Das Semikolon am Ende einer Anweisung schließt einen Anweisungsblock.</text:p>
      <text:p text:style-name="P8"/>
      <text:p text:style-name="P8"/>
      <text:p text:style-name="P8">SQL Queries im SQL Client</text:p>
      <text:p text:style-name="P8">-Zutatenhelper</text:p>
      <text:p text:style-name="P8"><text:span text:style-name="T6">query = </text:span><text:span text:style-name="T26">"SELECT * FROM Zutaten ORDER BY Bio DESC , Name ASC;"</text:span><text:span text:style-name="T6">;</text:span></text:p>
      <text:p text:style-name="P8"/>
      <text:p text:style-name="P8">Produktehelper</text:p>
      <text:p text:style-name="P8"><text:span text:style-name="T6">query = </text:span><text:span text:style-name="T26">"SELECT * FROM Mahlzeiten mahl join MahlzeitenXBilder mxb on mahl.ID = mxb.Mahlzeiten join Bilder bild on bild.ID = mxb.Bilder LIMIT 8;"</text:span><text:span text:style-name="T6">;</text:span></text:p>
      <text:p text:style-name="P1"><text:span text:style-name="T7">query = </text:span><text:span text:style-name="T27">"SELECT * FROM Mahlzeiten mahl join MahlzeitenXBilder mxb on mahl.ID = mxb.Mahlzeiten join Bilder bild on bild.ID = mxb.Bilder join Kategorien kat on mahl.Kategorie = kat.ID WHERE kat.Bezeichnung ='"</text:span><text:span text:style-name="T7"> + urlbez + </text:span><text:span text:style-name="T27">"' LIMIT 8;"</text:span><text:span text:style-name="T7">;</text:span></text:p>
      <text:p text:style-name="P1"><text:span text:style-name="T7">querykat = </text:span><text:span text:style-name="T27">"SELECT * FROM Kategorien"</text:span><text:span text:style-name="T7">;</text:span></text:p>
      <text:p text:style-name="P8"/>
      <text:p text:style-name="P8">Detailhelper</text:p>
      <text:p text:style-name="P1"><text:span text:style-name="T7">query = </text:span><text:span text:style-name="T27">"SELECT * FROM Mahlzeiten mahl JOIN MahlzeitenXBilder mxb ON mahl.ID = mxb.Mahlzeiten JOIN Bilder bild ON bild.ID = mxb.Bilder JOIN preise preis ON preis.MahlzeitenID = mahl.ID WHERE mahl.ID = "</text:span><text:span text:style-name="T7"> + id + </text:span><text:span text:style-name="T27">";"</text:span><text:span text:style-name="T7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/>
    <style:font-face style:name="Consolas" svg:font-family="Consolas, Menlo, Monaco, 'Lucida Console', 'Liberation Mono', 'DejaVu Sans Mono', 'Bitstream Vera Sans Mono', 'Courier New', monospace, sans-serif"/>
    <style:font-face style:name="OpenSymbol" svg:font-family="OpenSymbol"/>
    <style:font-face style:name="Tahoma1" svg:font-family="Tahoma"/>
    <style:font-face style:name="Verdana" svg:font-family="Verdan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8M54S</meta:editing-duration>
    <meta:editing-cycles>5</meta:editing-cycles>
    <meta:generator>OpenOffice/4.1.2$Win32 OpenOffice.org_project/412m3$Build-9782</meta:generator>
    <dc:date>2018-11-19T23:30:14.91</dc:date>
    <dc:creator>ad da</dc:creator>
    <meta:document-statistic meta:table-count="0" meta:image-count="0" meta:object-count="0" meta:page-count="2" meta:paragraph-count="49" meta:word-count="334" meta:character-count="2433"/>
    <meta:user-defined meta:name="Info 1"/>
    <meta:user-defined meta:name="Info 2"/>
    <meta:user-defined meta:name="Info 3"/>
    <meta:user-defined meta:name="Info 4"/>
  </office:meta>
</office:document-meta>
</file>